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ed36" officeooo:paragraph-rsid="0006ed36"/>
    </style:style>
    <style:style style:name="P2" style:family="paragraph" style:parent-style-name="Text_20_body">
      <style:text-properties officeooo:rsid="0006ed36" officeooo:paragraph-rsid="0006ed36"/>
    </style:style>
    <style:style style:name="P3" style:family="paragraph" style:parent-style-name="Text_20_body">
      <style:text-properties officeooo:rsid="0008dafb" officeooo:paragraph-rsid="0008dafb"/>
    </style:style>
    <style:style style:name="P4" style:family="paragraph" style:parent-style-name="Text_20_body">
      <style:text-properties officeooo:rsid="000e39e7" officeooo:paragraph-rsid="000e39e7"/>
    </style:style>
    <style:style style:name="P5" style:family="paragraph" style:parent-style-name="Text_20_body">
      <style:text-properties officeooo:rsid="0012da24" officeooo:paragraph-rsid="0012da24"/>
    </style:style>
    <style:style style:name="P6" style:family="paragraph" style:parent-style-name="Text_20_body" style:list-style-name="L1">
      <style:text-properties officeooo:rsid="0012da24" officeooo:paragraph-rsid="0012da24"/>
    </style:style>
    <style:style style:name="P7" style:family="paragraph" style:parent-style-name="Text_20_body" style:list-style-name="L1">
      <style:text-properties officeooo:rsid="0013fc5c" officeooo:paragraph-rsid="0013fc5c"/>
    </style:style>
    <style:style style:name="P8" style:family="paragraph" style:parent-style-name="Text_20_body" style:list-style-name="L1">
      <style:text-properties officeooo:rsid="00143a93" officeooo:paragraph-rsid="00143a93"/>
    </style:style>
    <style:style style:name="P9" style:family="paragraph" style:parent-style-name="Text_20_body" style:list-style-name="L1">
      <style:text-properties officeooo:rsid="00149000" officeooo:paragraph-rsid="00149000"/>
    </style:style>
    <style:style style:name="P10" style:family="paragraph" style:parent-style-name="Text_20_body" style:list-style-name="L1">
      <style:text-properties officeooo:rsid="001535a7" officeooo:paragraph-rsid="001535a7"/>
    </style:style>
    <style:style style:name="P11" style:family="paragraph" style:parent-style-name="Text_20_body">
      <style:text-properties officeooo:rsid="0016c53b" officeooo:paragraph-rsid="0016c53b"/>
    </style:style>
    <style:style style:name="P12" style:family="paragraph" style:parent-style-name="Text_20_body">
      <style:text-properties officeooo:rsid="0017e644" officeooo:paragraph-rsid="0017e644"/>
    </style:style>
    <style:style style:name="P13" style:family="paragraph" style:parent-style-name="Text_20_body">
      <style:text-properties officeooo:rsid="0018ebb7" officeooo:paragraph-rsid="0018ebb7"/>
    </style:style>
    <style:style style:name="P14" style:family="paragraph" style:parent-style-name="Text_20_body" style:list-style-name="L2">
      <style:text-properties officeooo:rsid="0018ebb7" officeooo:paragraph-rsid="0018ebb7"/>
    </style:style>
    <style:style style:name="P15" style:family="paragraph" style:parent-style-name="Title">
      <style:text-properties officeooo:rsid="0006ed36" officeooo:paragraph-rsid="0006ed36"/>
    </style:style>
    <style:style style:name="T1" style:family="text">
      <style:text-properties officeooo:rsid="000ab847"/>
    </style:style>
    <style:style style:name="T2" style:family="text">
      <style:text-properties officeooo:rsid="000b412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60c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60c4" style:font-style-asian="normal" style:font-style-complex="normal"/>
    </style:style>
    <style:style style:name="T7" style:family="text">
      <style:text-properties fo:font-style="normal" officeooo:rsid="00100d7d" style:font-style-asian="normal" style:font-style-complex="normal"/>
    </style:style>
    <style:style style:name="T8" style:family="text">
      <style:text-properties fo:font-style="normal" officeooo:rsid="0010dc02" style:font-style-asian="normal" style:font-style-complex="normal"/>
    </style:style>
    <style:style style:name="T9" style:family="text">
      <style:text-properties fo:font-style="normal" officeooo:rsid="0012049f" style:font-style-asian="normal" style:font-style-complex="normal"/>
    </style:style>
    <style:style style:name="T10" style:family="text">
      <style:text-properties fo:font-style="normal" officeooo:rsid="00143a93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currency</text:p>
      <text:p text:style-name="P1">An Introduction</text:p>
      <text:p text:style-name="P2">A group of people grabbing for a peach, how do we handle everything? </text:p>
      <text:p text:style-name="P3">We have multi-threaded application where each thread is kind of like an independent agent running around on the behalf of the program. <text:span text:style-name="T1">These threads access memory, and each of the memroy access is like </text:span><text:span text:style-name="T2">one of those </text:span><text:span text:style-name="T1">peach</text:span><text:span text:style-name="T2">es</text:span><text:span text:style-name="T1">. </text:span></text:p>
      <text:p text:style-name="P4">We introduce an abstraction of a single running program, that of a <text:span text:style-name="T3">thread.</text:span><text:span text:style-name="T4"> </text:span><text:span text:style-name="T6">A multi-threaded program has more than one point of execution. </text:span><text:span text:style-name="T7">Each thread is very much like a single process </text:span><text:span text:style-name="T8">except that they share the same address space and thus </text:span><text:span text:style-name="T9">can access the same data. </text:span></text:p>
      <text:p text:style-name="P5"><text:span text:style-name="T9">A </text:span><text:span text:style-name="T5">thread has: </text:span></text:p>
      <text:list xml:id="list3215633369" text:style-name="L1">
        <text:list-item>
          <text:p text:style-name="P6"><text:span text:style-name="T5">Program Counter (PC)</text:span></text:p>
        </text:list-item>
        <text:list-item>
          <text:p text:style-name="P6"><text:span text:style-name="T5">Private set of registers used for computations</text:span></text:p>
        </text:list-item>
        <text:list-item>
          <text:p text:style-name="P6"><text:span text:style-name="T5">Context switching (switching one thread to another on a single processor machine)</text:span></text:p>
          <text:list>
            <text:list-item>
              <text:p text:style-name="P7"><text:span text:style-name="T10">one or more </text:span><text:span text:style-name="T5">Thread Control Block</text:span><text:span text:style-name="T10">s</text:span><text:span text:style-name="T5"> (TCB</text:span><text:span text:style-name="T10">s</text:span><text:span text:style-name="T5">) instead of the process’s PCB. </text:span></text:p>
            </text:list-item>
            <text:list-item>
              <text:p text:style-name="P8"><text:span text:style-name="T5">Major difference, we don’t have to change the address space (it remains the same) </text:span></text:p>
            </text:list-item>
          </text:list>
        </text:list-item>
        <text:list-item>
          <text:p text:style-name="P9"><text:span text:style-name="T5">Different address space depending on single or multi-thread</text:span></text:p>
          <text:list>
            <text:list-item>
              <text:p text:style-name="P9"><text:span text:style-name="T5">In a multi-threaded process, we have 1 stack per thread</text:span></text:p>
            </text:list-item>
            <text:list-item>
              <text:p text:style-name="P10"><text:span text:style-name="T5">A thread specific stack is called thread-local storage</text:span></text:p>
            </text:list-item>
          </text:list>
        </text:list-item>
      </text:list>
      <text:p text:style-name="P11"><text:span text:style-name="T5">We can no longer grow stack and heap independently but this is ok since stacks generally do not have to be very large (exception for programs using heavy recursion). </text:span></text:p>
      <text:p text:style-name="P11"><text:span text:style-name="T5"/></text:p>
      <text:p text:style-name="P12"><text:span text:style-name="T5">26.1 Why Use Threads?</text:span></text:p>
      <text:p text:style-name="P13"><text:span text:style-name="T5">There are 2 major reasons: </text:span></text:p>
      <text:list xml:id="list2805937161" text:style-name="L2">
        <text:list-item>
          <text:p text:style-name="P14"><text:span text:style-name="T5">Parallelism</text:span></text:p>
        </text:list-item>
        <text:list-item>
          <text:p text:style-name="P14"><text:span text:style-name="T5">Avoid blocking program progress due to slow I/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21:04:19.446695643</meta:creation-date>
    <dc:date>2020-12-17T21:22:57.249833847</dc:date>
    <meta:editing-duration>PT18M31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235" meta:character-count="1349" meta:non-whitespace-character-count="1135"/>
  </office:meta>
</office:document-meta>
</file>